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pEntryDeco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Entry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EntryDecorator.AbstractMapEntryDecorator( Map . Entry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pEntryDecora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EntryDecorator.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EntryDecora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pEntryDecorator.equal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pEntryDecorator.getMap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